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Hack" svg:font-family="Hack" style:font-family-generic="modern" style:font-pitch="variable"/>
    <style:font-face style:name="Hack1" svg:font-family="Hack" style:font-family-generic="modern" style:font-pitch="fixed"/>
    <style:font-face style:name="Hack2" svg:font-family="Hack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adornments="Regular" style:font-family-generic="swiss" style:font-pitch="variable"/>
    <style:font-face style:name="Liberation Sans3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Console" svg:font-family="'Lucida Console'" style:font-family-generic="modern" style:font-pitch="fixed"/>
    <style:font-face style:name="Lucida Console1" svg:font-family="'Lucida Console'" style:font-family-generic="modern" style:font-pitch="variable"/>
    <style:font-face style:name="Mangal" svg:font-family="Mangal" style:font-family-generic="system" style:font-pitch="variable"/>
    <style:font-face style:name="Mangal1" svg:font-family="Mangal" style:font-family-generic="moder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family-generic="modern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3" style:family="graphic" style:parent-style-name="standard">
      <style:graphic-properties draw:fill="solid" draw:fill-color="#0369a3" draw:textarea-horizontal-align="justify" draw:textarea-vertical-align="middle" draw:auto-grow-height="false" fo:min-height="1.417cm" fo:min-width="0.136cm"/>
    </style:style>
    <style:style style:name="gr4" style:family="graphic" style:parent-style-name="standard">
      <style:graphic-properties draw:fill="solid" draw:fill-color="#0369a3" draw:textarea-horizontal-align="justify" draw:textarea-vertical-align="middle" draw:auto-grow-height="false" fo:min-height="0.386cm" fo:min-width="1.167cm"/>
    </style:style>
    <style:style style:name="gr5" style:family="graphic" style:parent-style-name="standard">
      <style:graphic-properties draw:textarea-horizontal-align="justify" draw:textarea-vertical-align="middle" draw:auto-grow-height="false" fo:min-height="8.452cm" fo:min-width="23.325cm"/>
    </style:style>
    <style:style style:name="gr6" style:family="graphic" style:parent-style-name="standard">
      <style:graphic-properties draw:textarea-horizontal-align="justify" draw:textarea-vertical-align="middle" draw:auto-grow-height="false" fo:min-height="1.469cm" fo:min-width="24.079cm" fo:wrap-option="wrap"/>
    </style:style>
    <style:style style:name="pr1" style:family="presentation" style:parent-style-name="Default-title">
      <style:graphic-properties fo:min-height="3.473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r3" style:family="presentation" style:parent-style-name="Default-title">
      <style:graphic-properties draw:auto-grow-height="true" fo:min-height="2.629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6" style:family="presentation" style:parent-style-name="Default-title">
      <style:graphic-properties fo:min-height="2.629cm"/>
      <style:paragraph-properties style:writing-mode="lr-tb"/>
    </style:style>
    <style:style style:name="pr7" style:family="presentation" style:parent-style-name="Default-outline1">
      <style:graphic-properties fo:min-height="8.883cm"/>
      <style:paragraph-properties style:writing-mode="lr-tb"/>
    </style:style>
    <style:style style:name="pr8" style:family="presentation" style:parent-style-name="Default-subtitle">
      <style:graphic-properties draw:fill-color="#ffffff" draw:auto-grow-height="true" fo:min-height="9.133cm"/>
      <style:paragraph-properties style:writing-mode="lr-tb"/>
    </style:style>
    <style:style style:name="P1" style:family="paragraph">
      <style:paragraph-properties style:writing-mode="lr-tb"/>
      <style:text-properties fo:font-weight="bold" style:font-weight-asian="bold" style:font-weight-complex="bold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loext:graphic-properties draw:fill="solid" draw:fill-color="#0369a3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style:text-properties fo:font-size="24pt"/>
    </style:style>
    <style:style style:name="P8" style:family="paragraph">
      <loext:graphic-properties draw:fill-color="#ffffff"/>
    </style:style>
    <style:style style:name="P9" style:family="paragraph">
      <style:paragraph-properties style:writing-mode="lr-tb"/>
      <style:text-properties fo:font-size="15pt"/>
    </style:style>
    <style:style style:name="P10" style:family="paragraph">
      <loext:graphic-properties draw:fill="none" draw:fill-color="#ffffff"/>
      <style:paragraph-properties style:writing-mode="lr-tb"/>
      <style:text-properties fo:font-style="italic" style:font-style-asian="italic" style:font-style-complex="italic"/>
    </style:style>
    <style:style style:name="P11" style:family="paragraph">
      <style:paragraph-properties style:text-autospace="none"/>
    </style:style>
    <style:style style:name="P12" style:family="paragraph">
      <style:paragraph-properties style:writing-mode="lr-tb"/>
      <style:text-properties style:font-name="Hack1" fo:font-size="16pt"/>
    </style:style>
    <style:style style:name="P13" style:family="paragraph">
      <style:paragraph-properties fo:text-align="start"/>
    </style:style>
    <style:style style:name="P14" style:family="paragraph">
      <loext:graphic-properties draw:fill-color="#ffffff"/>
      <style:paragraph-properties style:writing-mode="lr-tb"/>
      <style:text-properties fo:font-size="32pt" style:font-size-asian="32pt" style:font-size-complex="32pt"/>
    </style:style>
    <style:style style:name="P15" style:family="paragraph">
      <style:paragraph-properties style:writing-mode="lr-tb"/>
      <style:text-properties style:font-name="Liberation Sans2" fo:font-size="24pt" style:font-size-asian="13pt" style:font-size-complex="13pt"/>
    </style:style>
    <style:style style:name="P16" style:family="paragraph">
      <style:paragraph-properties style:writing-mode="lr-tb"/>
      <style:text-properties style:font-name="Hack2" fo:font-size="16pt" style:font-size-asian="32pt" style:font-size-complex="32pt"/>
    </style:style>
    <style:style style:name="P17" style:family="paragraph">
      <style:paragraph-properties fo:margin-top="0cm" fo:margin-bottom="0cm">
        <style:tab-stops/>
      </style:paragraph-properties>
    </style:style>
    <style:style style:name="P18" style:family="paragraph">
      <style:paragraph-properties fo:margin-top="0cm" fo:margin-bottom="0cm" style:writing-mode="lr-tb">
        <style:tab-stops/>
      </style:paragraph-properties>
      <style:text-properties style:font-name="Hack2" fo:font-size="16pt" style:font-size-asian="32pt" style:font-size-complex="3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Hack1" fo:font-size="16pt" style:font-size-asian="32pt" style:font-size-complex="32pt"/>
    </style:style>
    <style:style style:name="T3" style:family="text">
      <style:text-properties style:font-name="Hack1" fo:font-size="16pt" fo:font-weight="bold" style:font-size-asian="32pt" style:font-weight-asian="bold" style:font-size-complex="32pt" style:font-weight-complex="bold"/>
    </style:style>
    <style:style style:name="T4" style:family="text">
      <style:text-properties style:font-name="Hack1" fo:font-size="16pt" fo:font-weight="normal" style:font-size-asian="32pt" style:font-weight-asian="normal" style:font-size-complex="32pt" style:font-weight-complex="normal"/>
    </style:style>
    <style:style style:name="T5" style:family="text">
      <style:text-properties fo:font-size="24pt"/>
    </style:style>
    <style:style style:name="T6" style:family="text">
      <style:text-properties fo:color="#999999" loext:opacity="100%" fo:font-size="24pt" style:font-size-asian="32pt" style:font-size-complex="32pt"/>
    </style:style>
    <style:style style:name="T7" style:family="text">
      <style:text-properties style:font-name="Hack1" fo:font-size="15pt" style:font-size-asian="32pt" style:font-size-complex="32pt"/>
    </style:style>
    <style:style style:name="T8" style:family="text">
      <style:text-properties fo:color="#00a933" loext:opacity="100%" style:font-name="Hack1" fo:font-size="15pt" style:font-size-asian="32pt" style:font-size-complex="32pt"/>
    </style:style>
    <style:style style:name="T9" style:family="text">
      <style:text-properties style:font-name="Hack1" fo:font-size="15pt" fo:font-weight="bold" style:font-size-asian="32pt" style:font-weight-asian="bold" style:font-size-complex="32pt" style:font-weight-complex="bold"/>
    </style:style>
    <style:style style:name="T10" style:family="text">
      <style:text-properties fo:color="#00a933" loext:opacity="100%" style:font-name="Hack1" fo:font-size="15pt" fo:font-weight="bold" style:font-size-asian="32pt" style:font-weight-asian="bold" style:font-size-complex="32pt" style:font-weight-complex="bold"/>
    </style:style>
    <style:style style:name="T11" style:family="text">
      <style:text-properties style:font-name="Hack1" fo:font-size="15pt" fo:font-weight="normal" style:font-size-asian="32pt" style:font-weight-asian="normal" style:font-size-complex="32pt" style:font-weight-complex="normal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style:font-name="Hack1" fo:font-size="16pt" style:font-name-asian="Lucida Console" style:font-size-asian="13pt" style:font-name-complex="Lucida Console" style:font-size-complex="13pt"/>
    </style:style>
    <style:style style:name="T14" style:family="text">
      <style:text-properties fo:color="#00bf00" loext:opacity="100%" style:font-name="Hack1" fo:font-size="16pt" style:font-name-asian="Lucida Console" style:font-size-asian="13pt" style:font-name-complex="Lucida Console" style:font-size-complex="13pt"/>
    </style:style>
    <style:style style:name="T15" style:family="text">
      <style:text-properties fo:color="#00bfbf" loext:opacity="100%" style:font-name="Hack1" fo:font-size="16pt" style:font-name-asian="Lucida Console" style:font-size-asian="13pt" style:font-name-complex="Lucida Console" style:font-size-complex="13pt"/>
    </style:style>
    <style:style style:name="T16" style:family="text">
      <style:text-properties fo:font-size="32pt" style:font-size-asian="32pt" style:font-size-complex="32pt"/>
    </style:style>
    <style:style style:name="T17" style:family="text">
      <style:text-properties fo:font-size="26pt" style:font-size-asian="32pt" style:font-size-complex="32pt"/>
    </style:style>
    <style:style style:name="T1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24pt" fo:font-style="normal" fo:text-shadow="none" style:text-underline-style="none" fo:font-weight="normal" style:letter-kerning="true" fo:background-color="transparent" style:font-name-asian="Lucida Console" style:font-size-asian="13pt" style:font-style-asian="normal" style:font-weight-asian="normal" style:font-name-complex="Lucida Console" style:font-size-complex="13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style:font-name="Liberation Sans2" fo:font-size="24pt" style:font-name-asian="Lucida Console" style:font-size-asian="13pt" style:font-name-complex="Lucida Console" style:font-size-complex="13pt"/>
    </style:style>
    <style:style style:name="T20" style:family="text">
      <style:text-properties style:font-name="Hack2" fo:font-size="16pt" style:font-size-asian="32pt" style:font-size-complex="32pt"/>
    </style:style>
    <style:style style:name="T21" style:family="text">
      <style:text-properties fo:font-size="24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text-style-name="P1" draw:layer="layout" svg:width="25.191cm" svg:height="3.473cm" svg:x="1.27cm" svg:y="2.882cm" presentation:class="title" presentation:user-transformed="true">
          <draw:text-box>
            <text:p><text:span text:style-name="T1">Ingesting SOAP Action from SOAP Payload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3" draw:text-style-name="P1" draw:layer="layout" svg:width="25.191cm" svg:height="2.629cm" svg:x="1.479cm" svg:y="0.42cm" presentation:class="title" presentation:user-transformed="true">
          <draw:text-box>
            <text:p><text:span text:style-name="T1">Toy SOAP Processing</text:span></text:p>
          </draw:text-box>
        </draw:frame>
        <draw:frame presentation:style-name="pr4" draw:text-style-name="P3" draw:layer="layout" svg:width="16.381cm" svg:height="4.571cm" svg:x="0.129cm" svg:y="10.034cm" presentation:class="outline" presentation:user-transformed="true">
          <draw:text-box>
            <text:list text:style-name="L2">
              <text:list-header>
                <text:p><text:span text:style-name="T2">&lt;SOAP-ENV:Envelope&gt;</text:span><text:span text:style-name="T2"><text:line-break/></text:span><text:span text:style-name="T2"> <text:s/>&lt;SOAP-ENV:Body&gt;</text:span><text:span text:style-name="T2"><text:line-break/></text:span><text:span text:style-name="T2"> <text:s text:c="3"/>&lt;m:</text:span><text:span text:style-name="T3">MyMessage</text:span><text:span text:style-name="T2">&gt;</text:span><text:span text:style-name="T2"><text:line-break/></text:span><text:span text:style-name="T2"> <text:s text:c="5"/>&lt;m:MyArgument&gt;Hello&lt;/m:MyArgument&gt;</text:span><text:span text:style-name="T2"><text:line-break/></text:span><text:span text:style-name="T2"> <text:s text:c="3"/>&lt;/m:</text:span><text:span text:style-name="T3">MyMessage</text:span><text:span text:style-name="T2">&gt;</text:span><text:span text:style-name="T2"><text:line-break/></text:span><text:span text:style-name="T2"> <text:s/>&lt;/SOAP-ENV:Body&gt;</text:span><text:span text:style-name="T2"><text:line-break/></text:span><text:span text:style-name="T2">&lt;/SOAP-ENV:Envelope&gt;</text:span></text:p>
              </text:list-header>
            </text:list>
          </draw:text-box>
        </draw:frame>
        <draw:frame presentation:style-name="pr4" draw:text-style-name="P3" draw:layer="layout" svg:width="16.381cm" svg:height="4.571cm" svg:x="16.639cm" svg:y="9.525cm" presentation:class="outline" presentation:user-transformed="true">
          <draw:text-box>
            <text:list text:style-name="L2">
              <text:list-header>
                <text:p><text:span text:style-name="T2">{</text:span><text:span text:style-name="T2"><text:line-break/></text:span><text:span text:style-name="T2"> <text:s/>"SOAP-ENV:Envelope": {</text:span><text:span text:style-name="T2"><text:line-break/></text:span><text:span text:style-name="T2"> <text:s text:c="4"/>"SOAP-ENV:Body": {</text:span><text:span text:style-name="T2"><text:line-break/></text:span><text:span text:style-name="T2"> <text:s text:c="7"/>"</text:span><text:span text:style-name="T3">m:MyMessage</text:span><text:span text:style-name="T2">": [Object]</text:span><text:span text:style-name="T2"><text:line-break/></text:span><text:span text:style-name="T2"> <text:s text:c="5"/>}</text:span><text:span text:style-name="T2"><text:line-break/></text:span><text:span text:style-name="T2"> <text:s/>}</text:span><text:span text:style-name="T2"><text:line-break/></text:span><text:span text:style-name="T2">}</text:span></text:p>
              </text:list-header>
            </text:list>
          </draw:text-box>
        </draw:frame>
        <draw:frame presentation:style-name="pr4" draw:text-style-name="P3" draw:layer="layout" svg:width="25.906cm" svg:height="4.571cm" svg:x="0.129cm" svg:y="3.049cm" presentation:class="outline" presentation:user-transformed="true">
          <draw:text-box>
            <text:list text:style-name="L2">
              <text:list-header>
                <text:p><text:span text:style-name="T2">&lt;SOAP-ENV:Envelope xmlns:SOAP-ENV = "http://schemas.xmlsoap.org/soap/envelope/" </text:span><text:span text:style-name="T2"><text:line-break/></text:span><text:span text:style-name="T2">SOAP-ENV:encodingStyle = "http://schemas.xmlsoap.org/soap/encoding/"&gt;</text:span><text:span text:style-name="T2"><text:line-break/></text:span><text:span text:style-name="T2"> <text:s/>&lt;SOAP-ENV:Body&gt;</text:span><text:span text:style-name="T2"><text:line-break/></text:span><text:span text:style-name="T2"> <text:s text:c="3"/>&lt;m:</text:span><text:span text:style-name="T3">MyMessage </text:span><text:span text:style-name="T4">xmlns:m = "http://electrocommerce.org/abc"</text:span><text:span text:style-name="T2">&gt;</text:span><text:span text:style-name="T2"><text:line-break/></text:span><text:span text:style-name="T2"> <text:s text:c="5"/>&lt;m:MyArgument&gt;Hello&lt;/m:MyArgument&gt;</text:span><text:span text:style-name="T2"><text:line-break/></text:span><text:span text:style-name="T2"> <text:s text:c="3"/>&lt;/m:</text:span><text:span text:style-name="T3">MyMessage</text:span><text:span text:style-name="T2">&gt;</text:span><text:span text:style-name="T2"><text:line-break/></text:span><text:span text:style-name="T2"> <text:s/>&lt;/SOAP-ENV:Body&gt;</text:span><text:span text:style-name="T2"><text:line-break/></text:span><text:span text:style-name="T2">&lt;/SOAP-ENV:Envelope&gt;</text:span></text:p>
              </text:list-header>
            </text:list>
          </draw:text-box>
        </draw:frame>
        <draw:frame draw:style-name="gr2" draw:text-style-name="P4" draw:layer="layout" svg:width="8.89cm" svg:height="1.673cm" svg:x="19.101cm" svg:y="5.08cm">
          <draw:text-box>
            <text:p><text:tab/><text:a xlink:href="../SOAP%201.1%20example%20payload%5D(https://www.w3.org/TR/2000/NOTE-SOAP-20000508/#_Toc478383490" xlink:type="simple">SOAP 1.1 example payload</text:a></text:p>
          </draw:text-box>
        </draw:frame>
        <draw:custom-shape draw:style-name="gr3" draw:text-style-name="P5" draw:layer="layout" svg:width="1.27cm" svg:height="1.905cm" svg:x="4.445cm" svg:y="7.6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5" draw:layer="layout" svg:width="1.905cm" svg:height="1.27cm" svg:x="15.24cm" svg:y="11.4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6" draw:layer="layout" svg:width="25.191cm" svg:height="2.629cm" svg:x="1.399cm" svg:y="0.627cm" presentation:class="title">
          <draw:text-box>
            <text:p text:style-name="P6"><text:span text:style-name="T1">Toy SOAP Characteristics</text:span></text:p>
          </draw:text-box>
        </draw:frame>
        <draw:frame presentation:style-name="pr7" draw:text-style-name="P7" draw:layer="layout" svg:width="25.191cm" svg:height="9.133cm" svg:x="1.399cm" svg:y="3.684cm" presentation:class="outline">
          <draw:text-box>
            <text:list text:style-name="L2">
              <text:list-item>
                <text:p text:style-name="P7"><text:span text:style-name="T5">There is no Element attributes</text:span></text:p>
              </text:list-item>
              <text:list-item>
                <text:p text:style-name="P7"><text:span text:style-name="T6">No Empty Elements</text:span></text:p>
              </text:list-item>
              <text:list-item>
                <text:p text:style-name="P7"><text:span text:style-name="T6">No Comments or XML Declarations</text:span></text:p>
                <text:p text:style-name="P7"><text:span text:style-name="T6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3" draw:text-style-name="P1" draw:layer="layout" svg:width="25.191cm" svg:height="2.629cm" svg:x="1.27cm" svg:y="0.42cm" presentation:class="title" presentation:user-transformed="true">
          <draw:text-box>
            <text:p><text:span text:style-name="T1">Real World SOAP Payload</text:span></text:p>
          </draw:text-box>
        </draw:frame>
        <draw:frame presentation:style-name="pr4" draw:text-style-name="P9" draw:layer="layout" svg:width="27.811cm" svg:height="11.556cm" svg:x="0.129cm" svg:y="3.049cm" presentation:class="outline" presentation:user-transformed="true">
          <draw:text-box>
            <text:list text:style-name="L2">
              <text:list-header>
                <text:p><text:span text:style-name="T7">&lt;wsdl:definitions xmlns:soap = "http://schemas.xmlsoap.org/wsdl/soap/" </text:span><text:span text:style-name="T7"><text:line-break/></text:span><text:span text:style-name="T7"> <text:s text:c="2"/>xmlns:wsdl = "http://schemas.xmlsoap.org/wsdl/" name = "</text:span><text:span text:style-name="T8">EmployeeService</text:span><text:span text:style-name="T7">" targetNamespace = "</text:span><text:span text:style-name="T7"><text:a xlink:href="http://www.jpworks.com/employee" xlink:type="simple">http://www.jpworks.com/employee</text:a></text:span><text:span text:style-name="T7">"&gt;</text:span><text:span text:style-name="T7"><text:line-break/></text:span><text:span text:style-name="T7"><text:line-break/></text:span><text:span text:style-name="T7"> <text:s/>&lt;wsdl:portType name = "</text:span><text:span text:style-name="T9">EmployeeServicePortType</text:span><text:span text:style-name="T7">"&gt;</text:span><text:span text:style-name="T7"><text:line-break/></text:span><text:span text:style-name="T7"> <text:s text:c="3"/>&lt;wsdl:operation name = "</text:span><text:span text:style-name="T9">GetEmployeeById</text:span><text:span text:style-name="T7">"&gt;</text:span><text:span text:style-name="T7"><text:line-break/></text:span><text:span text:style-name="T7"> <text:s text:c="5"/>&lt;wsdl:input message = "</text:span><text:span text:style-name="T9">EmployeeByIdRequest</text:span><text:span text:style-name="T7">"/&gt;</text:span><text:span text:style-name="T7"><text:line-break/></text:span><text:span text:style-name="T7"> <text:s text:c="5"/>&lt;wsdl:output message = "</text:span><text:span text:style-name="T9">EmployeeResponse</text:span><text:span text:style-name="T7">"/&gt;</text:span><text:span text:style-name="T7"><text:line-break/></text:span><text:span text:style-name="T7"> <text:s text:c="3"/>&lt;/wsdl:operation&gt;</text:span><text:span text:style-name="T7"><text:line-break/></text:span><text:span text:style-name="T7"> <text:s/>&lt;/wsdl:portType&gt;</text:span><text:span text:style-name="T7"><text:line-break/></text:span><text:span text:style-name="T7"> <text:s/>&lt;wsdl:binding name = "</text:span><text:span text:style-name="T9">EmployeeServiceSOAP</text:span><text:span text:style-name="T7">" type = "</text:span><text:span text:style-name="T9">EmployeeServicePortType</text:span><text:span text:style-name="T7">"&gt;</text:span><text:span text:style-name="T7"><text:line-break/></text:span><text:span text:style-name="T7"> <text:s text:c="3"/>&lt;wsdl:operation name = "</text:span><text:span text:style-name="T9">GetEmployeeById</text:span><text:span text:style-name="T7">"&gt;</text:span><text:span text:style-name="T7"><text:line-break/></text:span><text:span text:style-name="T7"> <text:s text:c="5"/>&lt;soap:operation </text:span><text:span text:style-name="T8">soapAction </text:span><text:span text:style-name="T7">= "</text:span><text:span text:style-name="T10"><text:a xlink:href="http://www.jpworks.com/employee/GetEmployeeById" xlink:type="simple">http://www.jpworks.com/employee/GetEmployeeById</text:a></text:span><text:span text:style-name="T7">"/&gt;</text:span><text:span text:style-name="T7"><text:line-break/></text:span><text:span text:style-name="T7"> <text:s text:c="5"/>&lt;soap:body use = "</text:span><text:span text:style-name="T11">literal</text:span><text:span text:style-name="T7">"/&gt;</text:span><text:span text:style-name="T7"><text:line-break/></text:span><text:span text:style-name="T7"> <text:s text:c="3"/>&lt;/wsdl:operation&gt;</text:span><text:span text:style-name="T7"><text:line-break/></text:span><text:span text:style-name="T7"> <text:s/>&lt;/wsdl:binding&gt;</text:span><text:span text:style-name="T7"><text:line-break/></text:span><text:span text:style-name="T7"> <text:s/>&lt;wsdl:service name = "</text:span><text:span text:style-name="T9">EmployeeService</text:span><text:span text:style-name="T7">"&gt;</text:span><text:span text:style-name="T7"><text:line-break/></text:span><text:span text:style-name="T7"> <text:s text:c="3"/>&lt;wsdl:port name = "</text:span><text:span text:style-name="T9">EmployeeServiceSOAP</text:span><text:span text:style-name="T7">" binding = "</text:span><text:span text:style-name="T9">EmployeeServiceSOAP</text:span><text:span text:style-name="T7">"/&gt;</text:span><text:span text:style-name="T7"><text:line-break/></text:span><text:span text:style-name="T7"> <text:s/>&lt;/wsdl:service&gt;</text:span><text:span text:style-name="T7"><text:line-break/></text:span><text:span text:style-name="T7">&lt;/wsdl:definitions&gt;</text:span></text:p>
                <text:p><text:span text:style-name="T7"/></text:p>
              </text:list-header>
            </text:list>
          </draw:text-box>
        </draw:frame>
        <draw:frame draw:style-name="gr2" draw:text-style-name="P10" draw:layer="layout" svg:width="11.481cm" svg:height="1.673cm" svg:x="16.51cm" svg:y="13.97cm">
          <draw:text-box>
            <text:p><text:span text:style-name="T12">heavily truncated to fit in one slide..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1" draw:text-style-name="P3" draw:layer="layout" svg:width="25.191cm" svg:height="3.473cm" svg:x="1.399cm" svg:y="0.205cm" presentation:class="title" presentation:user-transformed="true">
          <draw:text-box>
            <text:p text:style-name="P6"><text:span text:style-name="T1">Real World SOAP Payload Inspection Result</text:span></text:p>
          </draw:text-box>
        </draw:frame>
        <draw:frame presentation:style-name="pr7" draw:text-style-name="P12" draw:layer="layout" svg:width="25.191cm" svg:height="5.228cm" svg:x="1.343cm" svg:y="4.932cm" presentation:class="outline" presentation:user-transformed="true">
          <draw:text-box>
            <text:p text:style-name="P11"><text:span text:style-name="T13">{</text:span><text:span text:style-name="T13"><text:line-break/></text:span><text:span text:style-name="T14">”wsdl:definitions”</text:span><text:span text:style-name="T13">: {</text:span><text:span text:style-name="T13"><text:line-break/></text:span><text:span text:style-name="T13"> <text:s text:c="3"/></text:span><text:span text:style-name="T14">”wsdl:portType”</text:span><text:span text:style-name="T13">: { </text:span><text:span text:style-name="T14">”wsdl:operation”</text:span><text:span text:style-name="T13">: </text:span><text:span text:style-name="T15">[Object]</text:span><text:span text:style-name="T13"> },</text:span><text:span text:style-name="T13"><text:line-break/></text:span><text:span text:style-name="T13"> <text:s text:c="3"/></text:span><text:span text:style-name="T14">”wsdl:binding”</text:span><text:span text:style-name="T13">: { </text:span><text:span text:style-name="T14">”wsdl:operation”</text:span><text:span text:style-name="T13">: </text:span><text:span text:style-name="T15">[Object]</text:span><text:span text:style-name="T13"> },</text:span><text:span text:style-name="T13"><text:line-break/></text:span><text:span text:style-name="T13"> <text:s text:c="3"/></text:span><text:span text:style-name="T14">”wsdl:service”</text:span><text:span text:style-name="T13">: { </text:span><text:span text:style-name="T14">”wsdl:port”</text:span><text:span text:style-name="T13">: </text:span><text:span text:style-name="T14">””</text:span><text:span text:style-name="T13"> }</text:span><text:span text:style-name="T13"><text:line-break/></text:span><text:span text:style-name="T13"> <text:s/>}</text:span><text:span text:style-name="T13"><text:line-break/></text:span><text:span text:style-name="T13">}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0">
        <draw:frame presentation:style-name="pr3" draw:text-style-name="P1" draw:layer="layout" svg:width="25.191cm" svg:height="2.629cm" svg:x="1.399cm" svg:y="0.627cm" presentation:class="title">
          <draw:text-box>
            <text:p><text:span text:style-name="T1">Javascript Painless Conversion</text:span></text:p>
          </draw:text-box>
        </draw:frame>
        <draw:frame presentation:style-name="pr8" draw:text-style-name="P14" draw:layer="layout" svg:width="25.191cm" svg:height="9.133cm" svg:x="1.27cm" svg:y="3.175cm" presentation:class="subtitle" presentation:user-transformed="true">
          <draw:text-box>
            <text:p text:style-name="P13"><text:span text:style-name="T16">XML to JSON</text:span></text:p>
            <text:list text:style-name="L1">
              <text:list-item>
                <text:list>
                  <text:list-item>
                    <text:list>
                      <text:list-item>
                        <text:p text:style-name="P13"><text:span text:style-name="T17">String Manipulation</text:span></text:p>
                      </text:list-item>
                      <text:list-item>
                        <text:p text:style-name="P13"><text:span text:style-name="T17">Regex Manipulation *</text:span></text:p>
                      </text:list-item>
                      <text:list-item>
                        <text:p text:style-name="P13"><text:span text:style-name="T17">Recursive calls *</text:span></text:p>
                      </text:list-item>
                      <text:list-item>
                        <text:p text:style-name="P13"><text:span text:style-name="T17">Maps and Lists</text:span><text:span text:style-name="T17"><text:line-break/></text:span><text:span text:style-name="T17"/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7" draw:text-style-name="P15" draw:layer="layout" svg:width="19.685cm" svg:height="2.54cm" svg:x="3.81cm" svg:y="10.16cm" presentation:class="outline" presentation:user-transformed="true">
          <draw:text-box>
            <text:p text:style-name="P11"><text:span text:style-name="T18">XML Element with children XML Element(s) is elementary</text:span><text:span text:style-name="T18"><text:line-break/></text:span><text:span text:style-name="T18">XML Element with Attribute(s) and children XML Element(s)</text:span><text:span text:style-name="T19"> is not obvious in JSON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6" draw:text-style-name="P3" draw:layer="layout" svg:width="25.191cm" svg:height="2.629cm" svg:x="1.399cm" svg:y="0.627cm" presentation:class="title" presentation:user-transformed="true">
          <draw:text-box>
            <text:p text:style-name="P6"><text:span text:style-name="T1">Painless Script Development</text:span></text:p>
          </draw:text-box>
        </draw:frame>
        <draw:custom-shape draw:style-name="gr5" draw:text-style-name="P6" draw:layer="layout" svg:width="24.765cm" svg:height="9.642cm" svg:x="1.27cm" svg:y="3.1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7" draw:text-style-name="P16" draw:layer="layout" svg:width="25.191cm" svg:height="9.133cm" svg:x="1.399cm" svg:y="3.684cm" presentation:class="outline" presentation:user-transformed="true">
          <draw:text-box>
            <text:list text:style-name="L2">
              <text:list-header>
                <text:p><text:span text:style-name="T20">POST /apm-7.17.7-transaction-000001/_doc/t9WKMYUB7ikC1HY84JYH/_update</text:span><text:span text:style-name="T20"><text:line-break/></text:span><text:span text:style-name="T20">{</text:span><text:span text:style-name="T20"><text:line-break/></text:span><text:span text:style-name="T20"> <text:s/>"script": {</text:span><text:span text:style-name="T20"><text:line-break/></text:span><text:span text:style-name="T20"> <text:s text:c="4"/>"lang": "painless",</text:span><text:span text:style-name="T20"><text:line-break/></text:span><text:span text:style-name="T20"> <text:s text:c="4"/>"source": """</text:span><text:span text:style-name="T20"><text:line-break/></text:span><text:span text:style-name="T20"> <text:s text:c="5"/>String unescape(def data){ <text:s/>return / /.matcher(clear(</text:span><text:span text:style-name="T20"><text:line-break/></text:span><text:span text:style-name="T20"> <text:s text:c="7"/>/\n|\t/.matcher(data).replaceAll(' '))).replaceAll('');}</text:span></text:p>
                <text:p><text:span text:style-name="T20"><text:s text:c="6"/></text:span><text:span text:style-name="T20">String clear(def data){ </text:span><text:span text:style-name="T20"><text:line-break/></text:span><text:span text:style-name="T20"> <text:s text:c="6"/>return /[\w:-]+ = "[^"]+"/.matcher(data).replaceAll(''); }</text:span></text:p>
                <text:p><text:span text:style-name="T20"><text:s text:c="6"/></text:span><text:span text:style-name="T20">String data <text:s/>= '&lt;soap:x xmlns:soap="http://schemas.xmlsoap.org"&gt;';</text:span><text:span text:style-name="T20"><text:line-break/></text:span><text:span text:style-name="T20"> <text:s text:c="5"/>ctx._source.transaction.name = unescape(data);</text:span><text:span text:style-name="T20"><text:line-break/></text:span><text:span text:style-name="T20"> <text:s text:c="4"/>"""</text:span><text:span text:style-name="T20"><text:line-break/></text:span><text:span text:style-name="T20"> <text:s/>}</text:span><text:span text:style-name="T20"><text:line-break/></text:span><text:span text:style-name="T20">}</text:span></text:p>
                <text:p><text:span text:style-name="T20"/></text:p>
                <text:p><text:span text:style-name="T20"/></text:p>
              </text:list-header>
            </text:list>
          </draw:text-box>
        </draw:frame>
        <draw:custom-shape draw:style-name="gr6" draw:text-style-name="P6" draw:layer="layout" svg:width="24.765cm" svg:height="1.905cm" svg:x="1.27cm" svg:y="13.33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7" draw:text-style-name="P18" draw:layer="layout" svg:width="23.921cm" svg:height="1.513cm" svg:x="2.114cm" svg:y="13.727cm" presentation:class="outline" presentation:user-transformed="true">
          <draw:text-box>
            <text:list text:style-name="L2">
              <text:list-header>
                <text:p text:style-name="P17"><text:span text:style-name="T20">GET /apm-7.17.7-transaction-000001/_doc/t9WKMYUB7ikC1HY84JYH?_source=transaction</text:span></text:p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6" draw:text-style-name="P1" draw:layer="layout" svg:width="25.191cm" svg:height="2.629cm" svg:x="1.399cm" svg:y="0.627cm" presentation:class="title">
          <draw:text-box>
            <text:p><text:span text:style-name="T1">See Also</text:span></text:p>
          </draw:text-box>
        </draw:frame>
        <draw:frame presentation:style-name="pr7" draw:text-style-name="P3" draw:layer="layout" svg:width="25.191cm" svg:height="9.133cm" svg:x="1.399cm" svg:y="3.684cm" presentation:class="outline" presentation:user-transformed="true">
          <draw:text-box>
            <text:list text:style-name="L2">
              <text:list-item>
                <text:p><text:span text:style-name="T21"><text:a xlink:href="https://www.elastic.co/guide/en/elasticsearch/painless/current/painless-lang-spec.html" xlink:type="simple">Painless Elastic Search Scripting Language</text:a></text:span></text:p>
              </text:list-item>
              <text:list-item>
                <text:p><text:span text:style-name="T21"><text:a xlink:href="https://www.elastic.co/guide/en/elasticsearch/painless/current/painless-api-reference-shared.html" xlink:type="simple">Shared Java API</text:a></text:span><text:span text:style-name="T21"><text:s/></text:span></text:p>
              </text:list-item>
              <text:list-item>
                <text:p><text:span text:style-name="T21"><text:a xlink:href="https://www.elastic.co/guide/en/elasticsearch/reference/master/modules-scripting-engine.html#modules-scripting-engine" xlink:type="simple">Custom ScriptEngine</text:a></text:span></text:p>
              </text:list-item>
              <text:list-item>
                <text:p><text:span text:style-name="T21"><text:a xlink:href="https://www.elastic.co/guide/en/elasticsearch/reference/current/circuit-breaker.html" xlink:type="simple">Circuit Breaker Settings</text:a></text:span></text:p>
              </text:list-item>
              <text:list-item>
                <text:p><text:span text:style-name="T21"><text:a xlink:href="https://dzone.com/articles/using-ingest-pipelines-to-improve-elastic-observab" xlink:type="simple">Ingest Pipelines to Enhance Observability Data</text:a></text:span><text:span text:style-name="T21"><text:s/>(blog)</text:span></text:p>
              </text:list-item>
              <text:list-item>
                <text:p><text:span text:style-name="T21"><text:a xlink:href="https://www.w3.org/TR/2000/NOTE-SOAP-20000508/" xlink:type="simple">SOAP 1.1</text:a></text:span><text:span text:style-name="T21"><text:s/></text:span></text:p>
              </text:list-item>
              <text:list-item>
                <text:p><text:span text:style-name="T21"><text:a xlink:href="https://www.w3.org/TR/soap12-part1/" xlink:type="simple">SOAP 1.2</text:a>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Hack" svg:font-family="Hack" style:font-family-generic="modern" style:font-pitch="variable"/>
    <style:font-face style:name="Hack1" svg:font-family="Hack" style:font-family-generic="modern" style:font-pitch="fixed"/>
    <style:font-face style:name="Hack2" svg:font-family="Hack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adornments="Regular" style:font-family-generic="swiss" style:font-pitch="variable"/>
    <style:font-face style:name="Liberation Sans3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Console" svg:font-family="'Lucida Console'" style:font-family-generic="modern" style:font-pitch="fixed"/>
    <style:font-face style:name="Lucida Console1" svg:font-family="'Lucida Console'" style:font-family-generic="modern" style:font-pitch="variable"/>
    <style:font-face style:name="Mangal" svg:font-family="Mangal" style:font-family-generic="system" style:font-pitch="variable"/>
    <style:font-face style:name="Mangal1" svg:font-family="Mangal" style:font-family-generic="moder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family-generic="modern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Default" style:page-layout-name="PM1" draw:style-name="Mdp1">
      <draw:frame presentation:style-name="Default-title" draw:layer="backgroundobjects" svg:width="25.191cm" svg:height="2.629cm" svg:x="1.399cm" svg:y="0.627cm" presentation:class="title" presentation:placeholder="true">
        <draw:text-box/>
      </draw:frame>
      <draw:frame presentation:style-name="Default-outline1" draw:layer="backgroundobjects" svg:width="25.191cm" svg:height="9.133cm" svg:x="1.399cm" svg:y="3.684cm" presentation:class="outline" presentation:placeholder="true">
        <draw:text-box/>
      </draw:frame>
      <draw:frame presentation:style-name="Mpr1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085cm" svg:x="20.069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12-21T10:07:49.904000000</meta:creation-date>
    <dc:date>2022-12-22T14:58:05.952000000</dc:date>
    <meta:editing-duration>PT1H50M55S</meta:editing-duration>
    <meta:editing-cycles>15</meta:editing-cycles>
    <meta:generator>LibreOffice/7.4.1.2$Windows_X86_64 LibreOffice_project/3c58a8f3a960df8bc8fd77b461821e42c061c5f0</meta:generator>
    <meta:document-statistic meta:object-count="62"/>
  </office:meta>
</office:document-meta>
</file>